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88mm"/>
    </style:style>
    <style:style style:name="co12" style:family="table-column">
      <style:table-column-properties fo:break-before="auto" style:column-width="34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800000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ff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ff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 table:print-ranges="Hoja1.A1:Hoja1.M41">
        <table:shapes>
          <draw:frame draw:z-index="0" draw:style-name="gr1" draw:text-style-name="P1" svg:width="166.57mm" svg:height="71.8mm" svg:x="87.42mm" svg:y="96.1mm">
            <loext:p draw:notify-on-update-of-ranges="Hoja1.A31:Hoja1.A31 Hoja1.B31:Hoja1.D31 Hoja1.A37:Hoja1.A37 Hoja1.B37:Hoja1.D37 Hoja1.A36:Hoja1.A36 Hoja1.B36:Hoja1.D36 Hoja1.A35:Hoja1.A35 Hoja1.B35:Hoja1.D35 Hoja1.A34:Hoja1.A34 Hoja1.B34:Hoja1.D34 Hoja1.A33:Hoja1.A33 Hoja1.B33:Hoja1.D33 Hoja1.A32:Hoja1.A32 Hoja1.B32:Hoja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number-columns-repeated="1011" table:default-cell-style-name="ce4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<text:s/>Intel(R) Core(TM) i7-7700HQ CPU @ 2.80GHz</text:p>
          </table:table-cell>
          <table:table-cell table:style-name="ce2" table:number-columns-repeated="2"/>
          <table:table-cell table:style-name="ce6"/>
          <table:table-cell table:style-name="ce7"/>
          <table:table-cell table:style-name="ce7" office:value-type="string" calcext:value-type="string">
            <text:p>gcc -m32 -O3 <text:s/>parity.c -o parity</text:p>
          </table:table-cell>
          <table:table-cell table:style-name="ce6" table:number-columns-repeated="3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style-name="ce2"/>
          <table:table-cell table:style-name="ce6" table:number-columns-repeated="2"/>
          <table:table-cell table:style-name="ce7"/>
          <table:table-cell table:style-name="ce7" office:value-type="string" calcext:value-type="string">
            <text:p>for (( i=0;i&lt;11;i++ ));do echo $i; ./parity; done | pr -11 -l 20 -w 80</text:p>
          </table:table-cell>
          <table:table-cell table:style-name="ce6" table:number-columns-repeated="3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2" office:value-type="string" calcext:value-type="string">
            <text:p>Antonio Jesus Heredia Castillo</text:p>
          </table:table-cell>
          <table:table-cell table:style-name="ce2" table:number-columns-repeated="2"/>
          <table:table-cell table:style-name="ce6" office:value-type="string" calcext:value-type="string" table:number-columns-spanned="3" table:number-rows-spanned="1">
            <text:p>Parity</text:p>
          </table:table-cell>
          <table:covered-table-cell table:style-name="ce6"/>
          <table:covered-table-cell table:style-name="ce7"/>
          <table:table-cell table:style-name="ce6" office:value-type="string" calcext:value-type="string">
            <text:p>Hacemos 11 mediciones porque la primera siempre sale mal</text:p>
          </table:table-cell>
          <table:table-cell table:style-name="ce6" table:number-columns-repeated="3"/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table:style-name="ce3" office:value-type="string" calcext:value-type="string">
            <text:p>Optimizacion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</text:p>
          </table:table-cell>
          <table:table-cell office:value-type="float" office:value="71072" calcext:value-type="float">
            <text:p>71072</text:p>
          </table:table-cell>
          <table:table-cell office:value-type="float" office:value="68097" calcext:value-type="float">
            <text:p>68097</text:p>
          </table:table-cell>
          <table:table-cell office:value-type="float" office:value="68148" calcext:value-type="float">
            <text:p>68148</text:p>
          </table:table-cell>
          <table:table-cell office:value-type="float" office:value="68131" calcext:value-type="float">
            <text:p>68131</text:p>
          </table:table-cell>
          <table:table-cell office:value-type="float" office:value="68196" calcext:value-type="float">
            <text:p>68196</text:p>
          </table:table-cell>
          <table:table-cell office:value-type="float" office:value="67982" calcext:value-type="float">
            <text:p>67982</text:p>
          </table:table-cell>
          <table:table-cell office:value-type="float" office:value="69621" calcext:value-type="float">
            <text:p>69621</text:p>
          </table:table-cell>
          <table:table-cell office:value-type="float" office:value="70905" calcext:value-type="float">
            <text:p>70905</text:p>
          </table:table-cell>
          <table:table-cell office:value-type="float" office:value="69070" calcext:value-type="float">
            <text:p>69070</text:p>
          </table:table-cell>
          <table:table-cell office:value-type="float" office:value="69172" calcext:value-type="float">
            <text:p>69172</text:p>
          </table:table-cell>
          <table:table-cell office:value-type="float" office:value="70417" calcext:value-type="float">
            <text:p>70417</text:p>
          </table:table-cell>
          <table:table-cell table:style-name="ce4" table:formula="of:=GEOMEAN([.C5:.L5])" office:value-type="float" office:value="68966.6787893465" calcext:value-type="float">
            <text:p>68966,67878934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</text:p>
          </table:table-cell>
          <table:table-cell office:value-type="float" office:value="37491" calcext:value-type="float">
            <text:p>37491</text:p>
          </table:table-cell>
          <table:table-cell office:value-type="float" office:value="35977" calcext:value-type="float">
            <text:p>35977</text:p>
          </table:table-cell>
          <table:table-cell office:value-type="float" office:value="36794" calcext:value-type="float">
            <text:p>36794</text:p>
          </table:table-cell>
          <table:table-cell office:value-type="float" office:value="37620" calcext:value-type="float">
            <text:p>37620</text:p>
          </table:table-cell>
          <table:table-cell office:value-type="float" office:value="36059" calcext:value-type="float">
            <text:p>36059</text:p>
          </table:table-cell>
          <table:table-cell office:value-type="float" office:value="35162" calcext:value-type="float">
            <text:p>35162</text:p>
          </table:table-cell>
          <table:table-cell office:value-type="float" office:value="35980" calcext:value-type="float">
            <text:p>35980</text:p>
          </table:table-cell>
          <table:table-cell office:value-type="float" office:value="36543" calcext:value-type="float">
            <text:p>36543</text:p>
          </table:table-cell>
          <table:table-cell office:value-type="float" office:value="37469" calcext:value-type="float">
            <text:p>37469</text:p>
          </table:table-cell>
          <table:table-cell office:value-type="float" office:value="37521" calcext:value-type="float">
            <text:p>37521</text:p>
          </table:table-cell>
          <table:table-cell office:value-type="float" office:value="35879" calcext:value-type="float">
            <text:p>35879</text:p>
          </table:table-cell>
          <table:table-cell table:style-name="ce4" table:formula="of:=GEOMEAN([.C6:.L6])" office:value-type="float" office:value="36491.8615400736" calcext:value-type="float">
            <text:p>36491,8615400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</text:p>
          </table:table-cell>
          <table:table-cell office:value-type="float" office:value="35889" calcext:value-type="float">
            <text:p>35889</text:p>
          </table:table-cell>
          <table:table-cell office:value-type="float" office:value="32058" calcext:value-type="float">
            <text:p>32058</text:p>
          </table:table-cell>
          <table:table-cell office:value-type="float" office:value="31976" calcext:value-type="float">
            <text:p>31976</text:p>
          </table:table-cell>
          <table:table-cell office:value-type="float" office:value="34576" calcext:value-type="float">
            <text:p>34576</text:p>
          </table:table-cell>
          <table:table-cell office:value-type="float" office:value="36688" calcext:value-type="float">
            <text:p>36688</text:p>
          </table:table-cell>
          <table:table-cell office:value-type="float" office:value="34900" calcext:value-type="float">
            <text:p>34900</text:p>
          </table:table-cell>
          <table:table-cell office:value-type="float" office:value="32656" calcext:value-type="float">
            <text:p>32656</text:p>
          </table:table-cell>
          <table:table-cell office:value-type="float" office:value="35261" calcext:value-type="float">
            <text:p>35261</text:p>
          </table:table-cell>
          <table:table-cell office:value-type="float" office:value="33517" calcext:value-type="float">
            <text:p>33517</text:p>
          </table:table-cell>
          <table:table-cell office:value-type="float" office:value="32647" calcext:value-type="float">
            <text:p>32647</text:p>
          </table:table-cell>
          <table:table-cell office:value-type="float" office:value="33327" calcext:value-type="float">
            <text:p>33327</text:p>
          </table:table-cell>
          <table:table-cell table:style-name="ce4" table:formula="of:=GEOMEAN([.C7:.L7])" office:value-type="float" office:value="33729.0960862464" calcext:value-type="float">
            <text:p>33729,0960862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</text:p>
          </table:table-cell>
          <table:table-cell office:value-type="float" office:value="9184" calcext:value-type="float">
            <text:p>9184</text:p>
          </table:table-cell>
          <table:table-cell office:value-type="float" office:value="9376" calcext:value-type="float">
            <text:p>9376</text:p>
          </table:table-cell>
          <table:table-cell office:value-type="float" office:value="9199" calcext:value-type="float">
            <text:p>9199</text:p>
          </table:table-cell>
          <table:table-cell office:value-type="float" office:value="9399" calcext:value-type="float">
            <text:p>9399</text:p>
          </table:table-cell>
          <table:table-cell office:value-type="float" office:value="9532" calcext:value-type="float">
            <text:p>9532</text:p>
          </table:table-cell>
          <table:table-cell office:value-type="float" office:value="9378" calcext:value-type="float">
            <text:p>9378</text:p>
          </table:table-cell>
          <table:table-cell office:value-type="float" office:value="9393" calcext:value-type="float">
            <text:p>9393</text:p>
          </table:table-cell>
          <table:table-cell office:value-type="float" office:value="9486" calcext:value-type="float">
            <text:p>9486</text:p>
          </table:table-cell>
          <table:table-cell office:value-type="float" office:value="9433" calcext:value-type="float">
            <text:p>9433</text:p>
          </table:table-cell>
          <table:table-cell office:value-type="float" office:value="9507" calcext:value-type="float">
            <text:p>9507</text:p>
          </table:table-cell>
          <table:table-cell office:value-type="float" office:value="10060" calcext:value-type="float">
            <text:p>10060</text:p>
          </table:table-cell>
          <table:table-cell table:style-name="ce4" table:formula="of:=GEOMEAN([.C8:.L8])" office:value-type="float" office:value="9473.95435725815" calcext:value-type="float">
            <text:p>9473,95435725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</text:p>
          </table:table-cell>
          <table:table-cell office:value-type="float" office:value="9853" calcext:value-type="float">
            <text:p>9853</text:p>
          </table:table-cell>
          <table:table-cell office:value-type="float" office:value="9909" calcext:value-type="float">
            <text:p>9909</text:p>
          </table:table-cell>
          <table:table-cell office:value-type="float" office:value="9846" calcext:value-type="float">
            <text:p>9846</text:p>
          </table:table-cell>
          <table:table-cell office:value-type="float" office:value="9875" calcext:value-type="float">
            <text:p>9875</text:p>
          </table:table-cell>
          <table:table-cell office:value-type="float" office:value="9853" calcext:value-type="float">
            <text:p>9853</text:p>
          </table:table-cell>
          <table:table-cell office:value-type="float" office:value="9832" calcext:value-type="float">
            <text:p>9832</text:p>
          </table:table-cell>
          <table:table-cell office:value-type="float" office:value="10943" calcext:value-type="float">
            <text:p>10943</text:p>
          </table:table-cell>
          <table:table-cell office:value-type="float" office:value="9948" calcext:value-type="float">
            <text:p>9948</text:p>
          </table:table-cell>
          <table:table-cell office:value-type="float" office:value="10020" calcext:value-type="float">
            <text:p>10020</text:p>
          </table:table-cell>
          <table:table-cell office:value-type="float" office:value="10731" calcext:value-type="float">
            <text:p>10731</text:p>
          </table:table-cell>
          <table:table-cell office:value-type="float" office:value="10072" calcext:value-type="float">
            <text:p>10072</text:p>
          </table:table-cell>
          <table:table-cell table:style-name="ce4" table:formula="of:=GEOMEAN([.C9:.L9])" office:value-type="float" office:value="10096.0918422524" calcext:value-type="float">
            <text:p>10096,09184225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</text:p>
          </table:table-cell>
          <table:table-cell office:value-type="float" office:value="2328" calcext:value-type="float">
            <text:p>2328</text:p>
          </table:table-cell>
          <table:table-cell office:value-type="float" office:value="2280" calcext:value-type="float">
            <text:p>2280</text:p>
          </table:table-cell>
          <table:table-cell office:value-type="float" office:value="2316" calcext:value-type="float">
            <text:p>2316</text:p>
          </table:table-cell>
          <table:table-cell office:value-type="float" office:value="2308" calcext:value-type="float">
            <text:p>2308</text:p>
          </table:table-cell>
          <table:table-cell office:value-type="float" office:value="2331" calcext:value-type="float">
            <text:p>2331</text:p>
          </table:table-cell>
          <table:table-cell office:value-type="float" office:value="2374" calcext:value-type="float">
            <text:p>2374</text:p>
          </table:table-cell>
          <table:table-cell office:value-type="float" office:value="2629" calcext:value-type="float">
            <text:p>2629</text:p>
          </table:table-cell>
          <table:table-cell office:value-type="float" office:value="2349" calcext:value-type="float">
            <text:p>2349</text:p>
          </table:table-cell>
          <table:table-cell office:value-type="float" office:value="2315" calcext:value-type="float">
            <text:p>2315</text:p>
          </table:table-cell>
          <table:table-cell office:value-type="float" office:value="2762" calcext:value-type="float">
            <text:p>2762</text:p>
          </table:table-cell>
          <table:table-cell office:value-type="float" office:value="2342" calcext:value-type="float">
            <text:p>2342</text:p>
          </table:table-cell>
          <table:table-cell table:style-name="ce4" table:formula="of:=GEOMEAN([.C10:.L10])" office:value-type="float" office:value="2396.05474063742" calcext:value-type="float">
            <text:p>2396,05474063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Optimizaci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ity1</text:p>
          </table:table-cell>
          <table:table-cell office:value-type="float" office:value="14773" calcext:value-type="float">
            <text:p>14773</text:p>
          </table:table-cell>
          <table:table-cell office:value-type="float" office:value="12361" calcext:value-type="float">
            <text:p>12361</text:p>
          </table:table-cell>
          <table:table-cell office:value-type="float" office:value="12283" calcext:value-type="float">
            <text:p>12283</text:p>
          </table:table-cell>
          <table:table-cell office:value-type="float" office:value="12251" calcext:value-type="float">
            <text:p>12251</text:p>
          </table:table-cell>
          <table:table-cell office:value-type="float" office:value="11897" calcext:value-type="float">
            <text:p>11897</text:p>
          </table:table-cell>
          <table:table-cell office:value-type="float" office:value="11710" calcext:value-type="float">
            <text:p>11710</text:p>
          </table:table-cell>
          <table:table-cell office:value-type="float" office:value="11696" calcext:value-type="float">
            <text:p>11696</text:p>
          </table:table-cell>
          <table:table-cell office:value-type="float" office:value="11713" calcext:value-type="float">
            <text:p>11713</text:p>
          </table:table-cell>
          <table:table-cell office:value-type="float" office:value="11766" calcext:value-type="float">
            <text:p>11766</text:p>
          </table:table-cell>
          <table:table-cell office:value-type="float" office:value="11670" calcext:value-type="float">
            <text:p>11670</text:p>
          </table:table-cell>
          <table:table-cell office:value-type="float" office:value="11786" calcext:value-type="float">
            <text:p>11786</text:p>
          </table:table-cell>
          <table:table-cell table:style-name="ce8" table:formula="of:=GEOMEAN([.C12:.L12])" office:value-type="float" office:value="11910.4880978301" calcext:value-type="float">
            <text:p>11910,48809783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</text:p>
          </table:table-cell>
          <table:table-cell office:value-type="float" office:value="12151" calcext:value-type="float">
            <text:p>12151</text:p>
          </table:table-cell>
          <table:table-cell office:value-type="float" office:value="11643" calcext:value-type="float">
            <text:p>11643</text:p>
          </table:table-cell>
          <table:table-cell office:value-type="float" office:value="14329" calcext:value-type="float">
            <text:p>14329</text:p>
          </table:table-cell>
          <table:table-cell office:value-type="float" office:value="10823" calcext:value-type="float">
            <text:p>10823</text:p>
          </table:table-cell>
          <table:table-cell office:value-type="float" office:value="11164" calcext:value-type="float">
            <text:p>11164</text:p>
          </table:table-cell>
          <table:table-cell office:value-type="float" office:value="10207" calcext:value-type="float">
            <text:p>10207</text:p>
          </table:table-cell>
          <table:table-cell office:value-type="float" office:value="9766" calcext:value-type="float">
            <text:p>9766</text:p>
          </table:table-cell>
          <table:table-cell office:value-type="float" office:value="11124" calcext:value-type="float">
            <text:p>11124</text:p>
          </table:table-cell>
          <table:table-cell office:value-type="float" office:value="11159" calcext:value-type="float">
            <text:p>11159</text:p>
          </table:table-cell>
          <table:table-cell office:value-type="float" office:value="13164" calcext:value-type="float">
            <text:p>13164</text:p>
          </table:table-cell>
          <table:table-cell office:value-type="float" office:value="11089" calcext:value-type="float">
            <text:p>11089</text:p>
          </table:table-cell>
          <table:table-cell table:style-name="ce8" table:formula="of:=GEOMEAN([.C13:.L13])" office:value-type="float" office:value="11379.4942732071" calcext:value-type="float">
            <text:p>11379,4942732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</text:p>
          </table:table-cell>
          <table:table-cell office:value-type="float" office:value="7286" calcext:value-type="float">
            <text:p>7286</text:p>
          </table:table-cell>
          <table:table-cell office:value-type="float" office:value="10292" calcext:value-type="float">
            <text:p>10292</text:p>
          </table:table-cell>
          <table:table-cell office:value-type="float" office:value="6818" calcext:value-type="float">
            <text:p>6818</text:p>
          </table:table-cell>
          <table:table-cell office:value-type="float" office:value="6892" calcext:value-type="float">
            <text:p>6892</text:p>
          </table:table-cell>
          <table:table-cell office:value-type="float" office:value="6546" calcext:value-type="float">
            <text:p>6546</text:p>
          </table:table-cell>
          <table:table-cell office:value-type="float" office:value="6519" calcext:value-type="float">
            <text:p>6519</text:p>
          </table:table-cell>
          <table:table-cell office:value-type="float" office:value="6463" calcext:value-type="float">
            <text:p>6463</text:p>
          </table:table-cell>
          <table:table-cell office:value-type="float" office:value="6535" calcext:value-type="float">
            <text:p>6535</text:p>
          </table:table-cell>
          <table:table-cell office:value-type="float" office:value="9816" calcext:value-type="float">
            <text:p>9816</text:p>
          </table:table-cell>
          <table:table-cell office:value-type="float" office:value="9745" calcext:value-type="float">
            <text:p>9745</text:p>
          </table:table-cell>
          <table:table-cell office:value-type="float" office:value="6464" calcext:value-type="float">
            <text:p>6464</text:p>
          </table:table-cell>
          <table:table-cell table:style-name="ce8" table:formula="of:=GEOMEAN([.C14:.L14])" office:value-type="float" office:value="7467.16334034352" calcext:value-type="float">
            <text:p>7467,1633403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</text:p>
          </table:table-cell>
          <table:table-cell office:value-type="float" office:value="6227" calcext:value-type="float">
            <text:p>6227</text:p>
          </table:table-cell>
          <table:table-cell office:value-type="float" office:value="6416" calcext:value-type="float">
            <text:p>6416</text:p>
          </table:table-cell>
          <table:table-cell office:value-type="float" office:value="6216" calcext:value-type="float">
            <text:p>6216</text:p>
          </table:table-cell>
          <table:table-cell office:value-type="float" office:value="6259" calcext:value-type="float">
            <text:p>6259</text:p>
          </table:table-cell>
          <table:table-cell office:value-type="float" office:value="5967" calcext:value-type="float">
            <text:p>5967</text:p>
          </table:table-cell>
          <table:table-cell office:value-type="float" office:value="6324" calcext:value-type="float">
            <text:p>6324</text:p>
          </table:table-cell>
          <table:table-cell office:value-type="float" office:value="5974" calcext:value-type="float">
            <text:p>5974</text:p>
          </table:table-cell>
          <table:table-cell office:value-type="float" office:value="5929" calcext:value-type="float">
            <text:p>5929</text:p>
          </table:table-cell>
          <table:table-cell office:value-type="float" office:value="6085" calcext:value-type="float">
            <text:p>6085</text:p>
          </table:table-cell>
          <table:table-cell office:value-type="float" office:value="5927" calcext:value-type="float">
            <text:p>5927</text:p>
          </table:table-cell>
          <table:table-cell office:value-type="float" office:value="5965" calcext:value-type="float">
            <text:p>5965</text:p>
          </table:table-cell>
          <table:table-cell table:style-name="ce8" table:formula="of:=GEOMEAN([.C15:.L15])" office:value-type="float" office:value="6103.76892460623" calcext:value-type="float">
            <text:p>6103,76892460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</text:p>
          </table:table-cell>
          <table:table-cell office:value-type="float" office:value="4789" calcext:value-type="float">
            <text:p>4789</text:p>
          </table:table-cell>
          <table:table-cell office:value-type="float" office:value="4641" calcext:value-type="float">
            <text:p>4641</text:p>
          </table:table-cell>
          <table:table-cell office:value-type="float" office:value="4643" calcext:value-type="float">
            <text:p>4643</text:p>
          </table:table-cell>
          <table:table-cell office:value-type="float" office:value="4673" calcext:value-type="float">
            <text:p>4673</text:p>
          </table:table-cell>
          <table:table-cell office:value-type="float" office:value="4487" calcext:value-type="float">
            <text:p>4487</text:p>
          </table:table-cell>
          <table:table-cell office:value-type="float" office:value="4462" calcext:value-type="float">
            <text:p>4462</text:p>
          </table:table-cell>
          <table:table-cell office:value-type="float" office:value="4480" calcext:value-type="float">
            <text:p>4480</text:p>
          </table:table-cell>
          <table:table-cell office:value-type="float" office:value="4429" calcext:value-type="float">
            <text:p>4429</text:p>
          </table:table-cell>
          <table:table-cell office:value-type="float" office:value="4475" calcext:value-type="float">
            <text:p>4475</text:p>
          </table:table-cell>
          <table:table-cell office:value-type="float" office:value="4467" calcext:value-type="float">
            <text:p>4467</text:p>
          </table:table-cell>
          <table:table-cell office:value-type="float" office:value="4427" calcext:value-type="float">
            <text:p>4427</text:p>
          </table:table-cell>
          <table:table-cell table:style-name="ce8" table:formula="of:=GEOMEAN([.C16:.L16])" office:value-type="float" office:value="4517.51275761492" calcext:value-type="float">
            <text:p>4517,51275761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</text:p>
          </table:table-cell>
          <table:table-cell office:value-type="float" office:value="789" calcext:value-type="float">
            <text:p>789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731" calcext:value-type="float">
            <text:p>731</text:p>
          </table:table-cell>
          <table:table-cell office:value-type="float" office:value="758" calcext:value-type="float">
            <text:p>758</text:p>
          </table:table-cell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office:value-type="float" office:value="733" calcext:value-type="float">
            <text:p>73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8" table:formula="of:=GEOMEAN([.C17:.L17])" office:value-type="float" office:value="717.98026678738" calcext:value-type="float">
            <text:p>717,980266787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Optimizac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ity1</text:p>
          </table:table-cell>
          <table:table-cell office:value-type="float" office:value="14723" calcext:value-type="float">
            <text:p>14723</text:p>
          </table:table-cell>
          <table:table-cell office:value-type="float" office:value="12072" calcext:value-type="float">
            <text:p>12072</text:p>
          </table:table-cell>
          <table:table-cell office:value-type="float" office:value="12043" calcext:value-type="float">
            <text:p>12043</text:p>
          </table:table-cell>
          <table:table-cell office:value-type="float" office:value="11855" calcext:value-type="float">
            <text:p>11855</text:p>
          </table:table-cell>
          <table:table-cell office:value-type="float" office:value="11734" calcext:value-type="float">
            <text:p>11734</text:p>
          </table:table-cell>
          <table:table-cell office:value-type="float" office:value="11895" calcext:value-type="float">
            <text:p>11895</text:p>
          </table:table-cell>
          <table:table-cell office:value-type="float" office:value="11826" calcext:value-type="float">
            <text:p>11826</text:p>
          </table:table-cell>
          <table:table-cell office:value-type="float" office:value="11738" calcext:value-type="float">
            <text:p>11738</text:p>
          </table:table-cell>
          <table:table-cell office:value-type="float" office:value="12411" calcext:value-type="float">
            <text:p>12411</text:p>
          </table:table-cell>
          <table:table-cell office:value-type="float" office:value="11848" calcext:value-type="float">
            <text:p>11848</text:p>
          </table:table-cell>
          <table:table-cell office:value-type="float" office:value="12201" calcext:value-type="float">
            <text:p>12201</text:p>
          </table:table-cell>
          <table:table-cell table:style-name="ce8" table:formula="of:=GEOMEAN([.C19:.L19])" office:value-type="float" office:value="11960.5327061201" calcext:value-type="float">
            <text:p>11960,53270612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</text:p>
          </table:table-cell>
          <table:table-cell office:value-type="float" office:value="8492" calcext:value-type="float">
            <text:p>8492</text:p>
          </table:table-cell>
          <table:table-cell office:value-type="float" office:value="8125" calcext:value-type="float">
            <text:p>8125</text:p>
          </table:table-cell>
          <table:table-cell office:value-type="float" office:value="7694" calcext:value-type="float">
            <text:p>7694</text:p>
          </table:table-cell>
          <table:table-cell office:value-type="float" office:value="7384" calcext:value-type="float">
            <text:p>7384</text:p>
          </table:table-cell>
          <table:table-cell office:value-type="float" office:value="7236" calcext:value-type="float">
            <text:p>7236</text:p>
          </table:table-cell>
          <table:table-cell office:value-type="float" office:value="7365" calcext:value-type="float">
            <text:p>7365</text:p>
          </table:table-cell>
          <table:table-cell office:value-type="float" office:value="7188" calcext:value-type="float">
            <text:p>7188</text:p>
          </table:table-cell>
          <table:table-cell office:value-type="float" office:value="7148" calcext:value-type="float">
            <text:p>7148</text:p>
          </table:table-cell>
          <table:table-cell office:value-type="float" office:value="7667" calcext:value-type="float">
            <text:p>7667</text:p>
          </table:table-cell>
          <table:table-cell office:value-type="float" office:value="7242" calcext:value-type="float">
            <text:p>7242</text:p>
          </table:table-cell>
          <table:table-cell office:value-type="float" office:value="7631" calcext:value-type="float">
            <text:p>7631</text:p>
          </table:table-cell>
          <table:table-cell table:style-name="ce8" table:formula="of:=GEOMEAN([.C20:.L20])" office:value-type="float" office:value="7462.41951024719" calcext:value-type="float">
            <text:p>7462,41951024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</text:p>
          </table:table-cell>
          <table:table-cell office:value-type="float" office:value="7260" calcext:value-type="float">
            <text:p>7260</text:p>
          </table:table-cell>
          <table:table-cell office:value-type="float" office:value="6837" calcext:value-type="float">
            <text:p>6837</text:p>
          </table:table-cell>
          <table:table-cell office:value-type="float" office:value="6736" calcext:value-type="float">
            <text:p>6736</text:p>
          </table:table-cell>
          <table:table-cell office:value-type="float" office:value="6407" calcext:value-type="float">
            <text:p>6407</text:p>
          </table:table-cell>
          <table:table-cell office:value-type="float" office:value="6474" calcext:value-type="float">
            <text:p>6474</text:p>
          </table:table-cell>
          <table:table-cell office:value-type="float" office:value="6549" calcext:value-type="float">
            <text:p>6549</text:p>
          </table:table-cell>
          <table:table-cell office:value-type="float" office:value="6476" calcext:value-type="float">
            <text:p>6476</text:p>
          </table:table-cell>
          <table:table-cell office:value-type="float" office:value="6448" calcext:value-type="float">
            <text:p>6448</text:p>
          </table:table-cell>
          <table:table-cell office:value-type="float" office:value="6576" calcext:value-type="float">
            <text:p>6576</text:p>
          </table:table-cell>
          <table:table-cell office:value-type="float" office:value="6216" calcext:value-type="float">
            <text:p>6216</text:p>
          </table:table-cell>
          <table:table-cell office:value-type="float" office:value="6662" calcext:value-type="float">
            <text:p>6662</text:p>
          </table:table-cell>
          <table:table-cell table:style-name="ce8" table:formula="of:=GEOMEAN([.C21:.L21])" office:value-type="float" office:value="6535.93820653105" calcext:value-type="float">
            <text:p>6535,93820653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</text:p>
          </table:table-cell>
          <table:table-cell office:value-type="float" office:value="7165" calcext:value-type="float">
            <text:p>7165</text:p>
          </table:table-cell>
          <table:table-cell office:value-type="float" office:value="7073" calcext:value-type="float">
            <text:p>7073</text:p>
          </table:table-cell>
          <table:table-cell office:value-type="float" office:value="6700" calcext:value-type="float">
            <text:p>6700</text:p>
          </table:table-cell>
          <table:table-cell office:value-type="float" office:value="6361" calcext:value-type="float">
            <text:p>6361</text:p>
          </table:table-cell>
          <table:table-cell office:value-type="float" office:value="6787" calcext:value-type="float">
            <text:p>6787</text:p>
          </table:table-cell>
          <table:table-cell office:value-type="float" office:value="6577" calcext:value-type="float">
            <text:p>6577</text:p>
          </table:table-cell>
          <table:table-cell office:value-type="float" office:value="6279" calcext:value-type="float">
            <text:p>6279</text:p>
          </table:table-cell>
          <table:table-cell office:value-type="float" office:value="6649" calcext:value-type="float">
            <text:p>6649</text:p>
          </table:table-cell>
          <table:table-cell office:value-type="float" office:value="6541" calcext:value-type="float">
            <text:p>6541</text:p>
          </table:table-cell>
          <table:table-cell office:value-type="float" office:value="7029" calcext:value-type="float">
            <text:p>7029</text:p>
          </table:table-cell>
          <table:table-cell office:value-type="float" office:value="7398" calcext:value-type="float">
            <text:p>7398</text:p>
          </table:table-cell>
          <table:table-cell table:style-name="ce8" table:formula="of:=GEOMEAN([.C22:.L22])" office:value-type="float" office:value="6731.63931653343" calcext:value-type="float">
            <text:p>6731,63931653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</text:p>
          </table:table-cell>
          <table:table-cell office:value-type="float" office:value="3793" calcext:value-type="float">
            <text:p>3793</text:p>
          </table:table-cell>
          <table:table-cell office:value-type="float" office:value="3735" calcext:value-type="float">
            <text:p>3735</text:p>
          </table:table-cell>
          <table:table-cell office:value-type="float" office:value="3765" calcext:value-type="float">
            <text:p>3765</text:p>
          </table:table-cell>
          <table:table-cell office:value-type="float" office:value="3795" calcext:value-type="float">
            <text:p>3795</text:p>
          </table:table-cell>
          <table:table-cell office:value-type="float" office:value="3724" calcext:value-type="float">
            <text:p>3724</text:p>
          </table:table-cell>
          <table:table-cell office:value-type="float" office:value="3970" calcext:value-type="float">
            <text:p>3970</text:p>
          </table:table-cell>
          <table:table-cell office:value-type="float" office:value="3780" calcext:value-type="float">
            <text:p>3780</text:p>
          </table:table-cell>
          <table:table-cell office:value-type="float" office:value="3648" calcext:value-type="float">
            <text:p>3648</text:p>
          </table:table-cell>
          <table:table-cell office:value-type="float" office:value="3727" calcext:value-type="float">
            <text:p>3727</text:p>
          </table:table-cell>
          <table:table-cell office:value-type="float" office:value="3729" calcext:value-type="float">
            <text:p>3729</text:p>
          </table:table-cell>
          <table:table-cell office:value-type="float" office:value="3682" calcext:value-type="float">
            <text:p>3682</text:p>
          </table:table-cell>
          <table:table-cell table:style-name="ce8" table:formula="of:=GEOMEAN([.C23:.L23])" office:value-type="float" office:value="3754.61121953695" calcext:value-type="float">
            <text:p>3754,6112195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</text:p>
          </table:table-cell>
          <table:table-cell table:style-name="Default" office:value-type="float" office:value="994" calcext:value-type="float">
            <text:p>994</text:p>
          </table:table-cell>
          <table:table-cell table:style-name="Default" office:value-type="float" office:value="706" calcext:value-type="float">
            <text:p>706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59" calcext:value-type="float">
            <text:p>759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715" calcext:value-type="float">
            <text:p>715</text:p>
          </table:table-cell>
          <table:table-cell table:style-name="Default" office:value-type="float" office:value="701" calcext:value-type="float">
            <text:p>701</text:p>
          </table:table-cell>
          <table:table-cell table:style-name="Default" office:value-type="float" office:value="703" calcext:value-type="float">
            <text:p>703</text:p>
          </table:table-cell>
          <table:table-cell table:style-name="Default" office:value-type="float" office:value="760" calcext:value-type="float">
            <text:p>760</text:p>
          </table:table-cell>
          <table:table-cell table:style-name="Default" office:value-type="float" office:value="702" calcext:value-type="float">
            <text:p>702</text:p>
          </table:table-cell>
          <table:table-cell table:style-name="Default" office:value-type="float" office:value="703" calcext:value-type="float">
            <text:p>703</text:p>
          </table:table-cell>
          <table:table-cell table:style-name="ce8" table:formula="of:=GEOMEAN([.C24:.L24])" office:value-type="float" office:value="720.734725068384" calcext:value-type="float">
            <text:p>720,7347250684</text:p>
          </table:table-cell>
          <table:table-cell table:style-name="Default" table:number-columns-repeated="1011"/>
        </table:table-row>
        <table:table-row table:style-name="ro1" table:number-rows-repeated="6">
          <table:table-cell table:style-name="Default" table:number-columns-repeated="12"/>
          <table:table-cell/>
          <table:table-cell table:style-name="Default" table:number-columns-repeated="1011"/>
        </table:table-row>
        <table:table-row table:style-name="ro2">
          <table:table-cell table:style-name="ce5" office:value-type="string" calcext:value-type="string">
            <text:p>Parity</text:p>
          </table:table-cell>
          <table:table-cell table:style-name="Default" office:value-type="string" calcext:value-type="string">
            <text:p>-O0</text:p>
          </table:table-cell>
          <table:table-cell table:style-name="Default" office:value-type="string" calcext:value-type="string">
            <text:p>-O1</text:p>
          </table:table-cell>
          <table:table-cell table:style-name="Default" office:value-type="string" calcext:value-type="string">
            <text:p>-O2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1</text:p>
          </table:table-cell>
          <table:table-cell table:style-name="Default" table:formula="of:=[.M5]" office:value-type="float" office:value="68966.6787893465" calcext:value-type="float">
            <text:p>68966,6787893465</text:p>
          </table:table-cell>
          <table:table-cell table:style-name="Default" table:formula="of:=[.M12]" office:value-type="float" office:value="11910.4880978301" calcext:value-type="float">
            <text:p>11910,4880978301</text:p>
          </table:table-cell>
          <table:table-cell table:style-name="Default" table:formula="of:=[.M19]" office:value-type="float" office:value="11960.5327061201" calcext:value-type="float">
            <text:p>11960,5327061201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2</text:p>
          </table:table-cell>
          <table:table-cell table:style-name="Default" table:formula="of:=[.M6]" office:value-type="float" office:value="36491.8615400736" calcext:value-type="float">
            <text:p>36491,8615400736</text:p>
          </table:table-cell>
          <table:table-cell table:style-name="Default" table:formula="of:=[.M13]" office:value-type="float" office:value="11379.4942732071" calcext:value-type="float">
            <text:p>11379,4942732071</text:p>
          </table:table-cell>
          <table:table-cell table:style-name="Default" table:formula="of:=[.M20]" office:value-type="float" office:value="7462.41951024719" calcext:value-type="float">
            <text:p>7462,4195102472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3</text:p>
          </table:table-cell>
          <table:table-cell table:style-name="Default" table:formula="of:=[.M7]" office:value-type="float" office:value="33729.0960862464" calcext:value-type="float">
            <text:p>33729,0960862464</text:p>
          </table:table-cell>
          <table:table-cell table:style-name="Default" table:formula="of:=[.M14]" office:value-type="float" office:value="7467.16334034352" calcext:value-type="float">
            <text:p>7467,1633403435</text:p>
          </table:table-cell>
          <table:table-cell table:style-name="Default" table:formula="of:=[.M21]" office:value-type="float" office:value="6535.93820653105" calcext:value-type="float">
            <text:p>6535,9382065311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4</text:p>
          </table:table-cell>
          <table:table-cell table:style-name="Default" table:formula="of:=[.M8]" office:value-type="float" office:value="9473.95435725815" calcext:value-type="float">
            <text:p>9473,9543572582</text:p>
          </table:table-cell>
          <table:table-cell table:style-name="Default" table:formula="of:=[.M15]" office:value-type="float" office:value="6103.76892460623" calcext:value-type="float">
            <text:p>6103,7689246062</text:p>
          </table:table-cell>
          <table:table-cell table:style-name="Default" table:formula="of:=[.M22]" office:value-type="float" office:value="6731.63931653343" calcext:value-type="float">
            <text:p>6731,6393165334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5</text:p>
          </table:table-cell>
          <table:table-cell table:style-name="Default" table:formula="of:=[.M9]" office:value-type="float" office:value="10096.0918422524" calcext:value-type="float">
            <text:p>10096,0918422524</text:p>
          </table:table-cell>
          <table:table-cell table:style-name="Default" table:formula="of:=[.M16]" office:value-type="float" office:value="4517.51275761492" calcext:value-type="float">
            <text:p>4517,5127576149</text:p>
          </table:table-cell>
          <table:table-cell table:style-name="Default" table:formula="of:=[.M23]" office:value-type="float" office:value="3754.61121953695" calcext:value-type="float">
            <text:p>3754,611219537</text:p>
          </table:table-cell>
          <table:table-cell table:style-name="Default" table:number-columns-repeated="8"/>
          <table:table-cell/>
          <table:table-cell table:style-name="Default" table:number-columns-repeated="1011"/>
        </table:table-row>
        <table:table-row table:style-name="ro2">
          <table:table-cell table:style-name="Default" office:value-type="string" calcext:value-type="string">
            <text:p>parity6</text:p>
          </table:table-cell>
          <table:table-cell table:style-name="Default" table:formula="of:=[.M10]" office:value-type="float" office:value="2396.05474063742" calcext:value-type="float">
            <text:p>2396,0547406374</text:p>
          </table:table-cell>
          <table:table-cell table:style-name="Default" table:formula="of:=[.M17]" office:value-type="float" office:value="717.98026678738" calcext:value-type="float">
            <text:p>717,9802667874</text:p>
          </table:table-cell>
          <table:table-cell table:style-name="Default" table:formula="of:=[.M24]" office:value-type="float" office:value="720.734725068384" calcext:value-type="float">
            <text:p>720,7347250684</text:p>
          </table:table-cell>
          <table:table-cell table:style-name="Default" table:number-columns-repeated="8"/>
          <table:table-cell/>
          <table:table-cell table:style-name="Default"/>
          <table:table-cell table:style-name="ce5"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4:06:15.5389929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9:23.688327717</meta:creation-date>
    <dc:date>2017-11-18T18:34:08.525437889</dc:date>
    <meta:editing-duration>PT2H17M51S</meta:editing-duration>
    <meta:editing-cycles>7</meta:editing-cycles>
    <meta:generator>LibreOffice/5.1.6.2$Linux_X86_64 LibreOffice_project/10m0$Build-2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58cm" svg:height="7.181cm" xlink:href=".." xlink:type="simple" chart:class="chart:bar" chart:style-name="ch1">
        <chart:legend chart:legend-position="end" svg:x="14.871cm" svg:y="2.046cm" style:legend-expansion="high" chart:style-name="ch2"/>
        <chart:plot-area chart:style-name="ch3" table:cell-range-address="Hoja1.A31:Hoja1.D37" chart:data-source-has-labels="both" svg:x="0.333cm" svg:y="0.143cm" svg:width="14.205cm" svg:height="6.8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33cm" svg:y="0.143cm" svg:width="12.136cm" svg:height="6.2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1:Hoja1.D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37:Hoja1.D37" chart:label-cell-address="Hoja1.A37:Hoja1.A37" chart:class="chart:bar">
            <chart:data-point chart:repeated="3"/>
          </chart:series>
          <chart:series chart:style-name="ch8" chart:values-cell-range-address="Hoja1.B36:Hoja1.D36" chart:label-cell-address="Hoja1.A36:Hoja1.A36" chart:class="chart:bar">
            <chart:data-point chart:repeated="3"/>
          </chart:series>
          <chart:series chart:style-name="ch9" chart:values-cell-range-address="Hoja1.B35:Hoja1.D35" chart:label-cell-address="Hoja1.A35:Hoja1.A35" chart:class="chart:bar">
            <chart:data-point chart:repeated="3"/>
          </chart:series>
          <chart:series chart:style-name="ch10" chart:values-cell-range-address="Hoja1.B34:Hoja1.D34" chart:label-cell-address="Hoja1.A34:Hoja1.A34" chart:class="chart:bar">
            <chart:data-point chart:repeated="3"/>
          </chart:series>
          <chart:series chart:style-name="ch11" chart:values-cell-range-address="Hoja1.B33:Hoja1.D33" chart:label-cell-address="Hoja1.A33:Hoja1.A33" chart:class="chart:bar">
            <chart:data-point chart:repeated="3"/>
          </chart:series>
          <chart:series chart:style-name="ch12" chart:values-cell-range-address="Hoja1.B32:Hoja1.D32" chart:label-cell-address="Hoja1.A32:Hoja1.A3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B31:Hoja1.D31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37:Hoja1.A37</svg:desc>
                </draw:g>
              </table:table-cell>
              <table:table-cell office:value-type="float" office:value="2396.05474063742">
                <text:p>2396.05474063742</text:p>
                <draw:g>
                  <svg:desc>Hoja1.B37:Hoja1.D37</svg:desc>
                </draw:g>
              </table:table-cell>
              <table:table-cell office:value-type="float" office:value="717.98026678738">
                <text:p>717.98026678738</text:p>
              </table:table-cell>
              <table:table-cell office:value-type="float" office:value="720.734725068384">
                <text:p>720.734725068384</text:p>
              </table:table-cell>
            </table:table-row>
            <table:table-row>
              <table:table-cell office:value-type="string">
                <text:p>parity5</text:p>
                <draw:g>
                  <svg:desc>Hoja1.A36:Hoja1.A36</svg:desc>
                </draw:g>
              </table:table-cell>
              <table:table-cell office:value-type="float" office:value="10096.0918422524">
                <text:p>10096.0918422524</text:p>
                <draw:g>
                  <svg:desc>Hoja1.B36:Hoja1.D36</svg:desc>
                </draw:g>
              </table:table-cell>
              <table:table-cell office:value-type="float" office:value="4517.51275761492">
                <text:p>4517.51275761492</text:p>
              </table:table-cell>
              <table:table-cell office:value-type="float" office:value="3754.61121953695">
                <text:p>3754.61121953695</text:p>
              </table:table-cell>
            </table:table-row>
            <table:table-row>
              <table:table-cell office:value-type="string">
                <text:p>parity4</text:p>
                <draw:g>
                  <svg:desc>Hoja1.A35:Hoja1.A35</svg:desc>
                </draw:g>
              </table:table-cell>
              <table:table-cell office:value-type="float" office:value="9473.95435725815">
                <text:p>9473.95435725815</text:p>
                <draw:g>
                  <svg:desc>Hoja1.B35:Hoja1.D35</svg:desc>
                </draw:g>
              </table:table-cell>
              <table:table-cell office:value-type="float" office:value="6103.76892460623">
                <text:p>6103.76892460623</text:p>
              </table:table-cell>
              <table:table-cell office:value-type="float" office:value="6731.63931653343">
                <text:p>6731.63931653343</text:p>
              </table:table-cell>
            </table:table-row>
            <table:table-row>
              <table:table-cell office:value-type="string">
                <text:p>parity3</text:p>
                <draw:g>
                  <svg:desc>Hoja1.A34:Hoja1.A34</svg:desc>
                </draw:g>
              </table:table-cell>
              <table:table-cell office:value-type="float" office:value="33729.0960862464">
                <text:p>33729.0960862464</text:p>
                <draw:g>
                  <svg:desc>Hoja1.B34:Hoja1.D34</svg:desc>
                </draw:g>
              </table:table-cell>
              <table:table-cell office:value-type="float" office:value="7467.16334034352">
                <text:p>7467.16334034352</text:p>
              </table:table-cell>
              <table:table-cell office:value-type="float" office:value="6535.93820653105">
                <text:p>6535.93820653105</text:p>
              </table:table-cell>
            </table:table-row>
            <table:table-row>
              <table:table-cell office:value-type="string">
                <text:p>parity2</text:p>
                <draw:g>
                  <svg:desc>Hoja1.A33:Hoja1.A33</svg:desc>
                </draw:g>
              </table:table-cell>
              <table:table-cell office:value-type="float" office:value="36491.8615400736">
                <text:p>36491.8615400736</text:p>
                <draw:g>
                  <svg:desc>Hoja1.B33:Hoja1.D33</svg:desc>
                </draw:g>
              </table:table-cell>
              <table:table-cell office:value-type="float" office:value="11379.4942732071">
                <text:p>11379.4942732071</text:p>
              </table:table-cell>
              <table:table-cell office:value-type="float" office:value="7462.41951024719">
                <text:p>7462.41951024719</text:p>
              </table:table-cell>
            </table:table-row>
            <table:table-row>
              <table:table-cell office:value-type="string">
                <text:p>parity1</text:p>
                <draw:g>
                  <svg:desc>Hoja1.A32:Hoja1.A32</svg:desc>
                </draw:g>
              </table:table-cell>
              <table:table-cell office:value-type="float" office:value="68966.6787893465">
                <text:p>68966.6787893465</text:p>
                <draw:g>
                  <svg:desc>Hoja1.B32:Hoja1.D32</svg:desc>
                </draw:g>
              </table:table-cell>
              <table:table-cell office:value-type="float" office:value="11910.4880978301">
                <text:p>11910.4880978301</text:p>
              </table:table-cell>
              <table:table-cell office:value-type="float" office:value="11960.5327061201">
                <text:p>11960.5327061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